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Times New Roman" officeooo:rsid="0001d640" officeooo:paragraph-rsid="0001d640"/>
    </style:style>
    <style:style style:name="P2" style:family="paragraph" style:parent-style-name="Standard">
      <style:text-properties style:font-name="Times New Roman" officeooo:rsid="0001d640" officeooo:paragraph-rsid="000504df"/>
    </style:style>
    <style:style style:name="P3" style:family="paragraph" style:parent-style-name="Standard">
      <style:text-properties style:font-name="Times New Roman" officeooo:paragraph-rsid="0001d640"/>
    </style:style>
    <style:style style:name="P4" style:family="paragraph" style:parent-style-name="Standard">
      <style:text-properties style:font-name="Times New Roman" officeooo:paragraph-rsid="000406a7"/>
    </style:style>
    <style:style style:name="P5" style:family="paragraph" style:parent-style-name="Standard">
      <style:text-properties style:font-name="Times New Roman" officeooo:rsid="0004ea26" officeooo:paragraph-rsid="0004ea26"/>
    </style:style>
    <style:style style:name="P6" style:family="paragraph" style:parent-style-name="Standard">
      <style:text-properties style:font-name="Times New Roman" officeooo:rsid="000504df" officeooo:paragraph-rsid="000504df"/>
    </style:style>
    <style:style style:name="P7" style:family="paragraph" style:parent-style-name="Standard">
      <style:text-properties style:font-name="Times New Roman" officeooo:rsid="00060830" officeooo:paragraph-rsid="00060830"/>
    </style:style>
    <style:style style:name="P8" style:family="paragraph" style:parent-style-name="Standard">
      <style:text-properties style:font-name="Times New Roman" fo:font-size="14pt" officeooo:rsid="0001d640" officeooo:paragraph-rsid="0001d640" style:font-size-asian="14pt" style:font-size-complex="14pt"/>
    </style:style>
    <style:style style:name="P9" style:family="paragraph" style:parent-style-name="Standard">
      <style:text-properties style:font-name="Times New Roman" fo:font-size="14pt" officeooo:rsid="00060830" officeooo:paragraph-rsid="00060830" style:font-size-asian="14pt" style:font-size-complex="14pt"/>
    </style:style>
    <style:style style:name="P10" style:family="paragraph" style:parent-style-name="Standard">
      <style:text-properties style:font-name="Times New Roman" officeooo:rsid="00081e90" officeooo:paragraph-rsid="00081e90"/>
    </style:style>
    <style:style style:name="P11" style:family="paragraph" style:parent-style-name="Standard">
      <style:text-properties style:font-name="Times New Roman" officeooo:rsid="0001d640" officeooo:paragraph-rsid="0001d640"/>
    </style:style>
    <style:style style:name="P12" style:family="paragraph" style:parent-style-name="Standard">
      <style:text-properties style:font-name="Times New Roman" officeooo:rsid="000406a7" officeooo:paragraph-rsid="000406a7"/>
    </style:style>
    <style:style style:name="P13" style:family="paragraph" style:parent-style-name="Standard">
      <style:text-properties style:font-name="Times New Roman" officeooo:rsid="00081e90" officeooo:paragraph-rsid="00081e90"/>
    </style:style>
    <style:style style:name="P14" style:family="paragraph" style:parent-style-name="Standard">
      <style:text-properties style:font-name="Times New Roman" officeooo:rsid="0008a426" officeooo:paragraph-rsid="0008a426"/>
    </style:style>
    <style:style style:name="T1" style:family="text">
      <style:text-properties officeooo:rsid="0002db94"/>
    </style:style>
    <style:style style:name="T2" style:family="text">
      <style:text-properties officeooo:rsid="000504df"/>
    </style:style>
    <style:style style:name="T3" style:family="text">
      <style:text-properties officeooo:rsid="0005d09b"/>
    </style:style>
    <style:style style:name="T4" style:family="text">
      <style:text-properties officeooo:rsid="00078234"/>
    </style:style>
    <style:style style:name="T5" style:family="text">
      <style:text-properties officeooo:rsid="000a88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ogin script update for Company <text:span text:style-name="T2">Acme Widget X, LLC</text:span>.</text:p>
      <text:p text:style-name="P9">By: Ryan Dozier, JT Gutierrez, Sean McKnight, and Chris Horn</text:p>
      <text:p text:style-name="P1"/>
      <text:p text:style-name="P2">We have written and designed a new login script that we would like to begin testing, sand boxing and eventually implementation to better improve our overall security posture within Company <text:span text:style-name="T2">Acme Widget X, LLC</text:span>. After implementation we will upgrade our ability to control account login attempts, validation of credentials as they are presented to the system, logging of all attempts, that include errors, warnings, information and debugging functions, and improved error handling as to prevent people from gaining information by attempting wrong credentials.</text:p>
      <text:p text:style-name="P1"/>
      <text:p text:style-name="P1">Validation Functions:</text:p>
      <text:p text:style-name="P1"/>
      <text:p text:style-name="P12">The validation occurs in several ways across the code. First, The username input is checked against the list called users. If this is cleared, then the password will be input, salt added and then hashed using SHA 256. This is then checked against the hashtable.txt file that contains the username and hash of salted password. The while loop checks that these are correct and returns a Boolean value. </text:p>
      <text:p text:style-name="P4"/>
      <text:p text:style-name="P5">Within the while loop, the if statement validates the length of the password meets the stated company policy. If any errors occur during the login attempt it only allows a user five tries to complete the task before exiting the script with a failed login statement.</text:p>
      <text:p text:style-name="P1"/>
      <text:p text:style-name="P1">Logging Implementation:</text:p>
      <text:p text:style-name="P3"/>
      <text:p text:style-name="P6">The script first opens the log.txt file so that all instances of use will be logged and captured fro future usage and perusal. Next the basic logging configuration is set and run with debug, which is the lowest level of logging available. This setting allows the log file to run all levels of logging. Next it is told to write to the log.txt file, and the format is set as date-time, level of logging, and the message that occurred. Each logging function <text:span text:style-name="T3">falls into the while/if loops with critical, warning or info tags.</text:span></text:p>
      <text:p text:style-name="P6"/>
      <text:p text:style-name="P7">All error handling logs will be <text:span text:style-name="T4">closed and logged as errors. </text:span></text:p>
      <text:p text:style-name="P1"/>
      <text:p text:style-name="P1">Error handling:</text:p>
      <text:p text:style-name="P1"/>
      <text:p text:style-name="P10">Error handling was used as <text:span text:style-name="T5">try and except statements. Initially the code will try to do the main function. If successful the user logs in to the terminal. We used four except statements to catch the majority of errors that could be caused by erroneous inputs. The KeyboardInterrupt function works if someone trys to use ctrl-c to interrupt the process. The ValueError function does not allow an input of values that do not correspond with the given list or tuple they are associated with. NameError occurs if someone trys to input a name value that is not associated with the given code. This could be an example of someone interrupting the code and trying to input malicious code in the middle. TypeError works in approximation with the NameError in that if an inappropriate object is placed in the built-in functions it causes an error. All of these except statements are logged as error, which is the highest priority and a system exit is executed to prevent the code from being broken.</text:span></text:p>
      <text:p text:style-name="P1"/>
      <text:p text:style-name="P1">PEP 8 implementation:</text:p>
      <text:p text:style-name="P1"/>
      <text:p text:style-name="P10">All PEP 8 implementation was taken from the <text:a xlink:type="simple" xlink:href="https://www.python.org/dev/peps/pep-0008/" text:style-name="Internet_20_link" text:visited-style-name="Visited_20_Internet_20_Link">https://www.python.org/dev/peps/pep-0008/</text:a> style guide. </text:p>
      <text:p text:style-name="P14"/>
      <text:p text:style-name="P14"><text:soft-page-break/>General usage was to put all import functions on their own line, add double spaces between major functions, place parts of the code that operate together without spaces, indentation of sub lines using only the tab, within while and for loops spacing was added to indicate logical sections of code. <text:span text:style-name="T1">Trailing commas were used when putting each value of a list or tuple on the line by itself. Mixed case variable names were used </text:span>when to improve backwards compatibility with earlier versions of Python.</text:p>
      <text:p text:style-name="P10"/>
      <text:p text:style-name="P1"/>
      <text:p text:style-name="P1">As presented this code will present an upgrade that improves the security of our login processes. This increases our security process without compromising our users ability to <text:span text:style-name="T1">login and complete tasks. At this time we would like to begin the testing phase of the implementation process.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6T11:49:58.264000000</meta:creation-date>
    <dc:date>2019-09-17T19:10:39.487000000</dc:date>
    <meta:editing-duration>PT1H13M25S</meta:editing-duration>
    <meta:editing-cycles>7</meta:editing-cycles>
    <meta:generator>LibreOffice/6.3.1.2$Windows_X86_64 LibreOffice_project/b79626edf0065ac373bd1df5c28bd630b4424273</meta:generator>
    <meta:document-statistic meta:table-count="0" meta:image-count="0" meta:object-count="0" meta:page-count="2" meta:paragraph-count="15" meta:word-count="641" meta:character-count="3866" meta:non-whitespace-character-count="3236"/>
  </office:meta>
</office:document-meta>
</file>